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3in" svg:height="3.41319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3in" svg:height="4.31111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1" text:anchor-type="as-char" svg:x="0in" svg:y="0in" svg:width="6.3in" svg:height="3.4361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ammed Farhan</meta:initial-creator>
    <dc:creator>Mohammed Farhan</dc:creator>
    <meta:creation-date>2024-04-07T12:00:00Z</meta:creation-date>
    <dc:date>2024-04-07T12:02:00Z</dc:date>
    <meta:template xlink:href="Normal" xlink:type="simple"/>
    <meta:editing-cycles>1</meta:editing-cycles>
    <meta:editing-duration>PT0S</meta:editing-duration>
    <meta:document-statistic meta:page-count="2" meta:paragraph-count="1" meta:word-count="0" meta:character-count="5" meta:row-count="1" meta:non-whitespace-character-count="5"/>
  </office:meta>
</office:document-meta>
</file>